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  <style:style style:name="T1" style:family="text">
      <style:text-properties style:font-name="Times New Roman" fo:font-size="12pt" fo:language="en" fo:country="US" style:font-size-asian="12pt" style:font-size-complex="6.80000019073486pt"/>
    </style:style>
  </office:automatic-styles>
  <office:body>
    <office:spreadsheet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>
            <text:p>N = 10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table:number-columns-spanned="5" table:number-rows-spanned="1">
            <text:p>SNR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umulant</text:p>
          </table:table-cell>
          <table:table-cell office:value-type="float" office:value="42.35">
            <text:p>42.35</text:p>
          </table:table-cell>
          <table:table-cell office:value-type="float" office:value="57">
            <text:p>57</text:p>
          </table:table-cell>
          <table:table-cell office:value-type="float" office:value="75">
            <text:p>75</text:p>
          </table:table-cell>
          <table:table-cell office:value-type="float" office:value="74.25">
            <text:p>74.25</text:p>
          </table:table-cell>
          <table:table-cell office:value-type="float" office:value="77">
            <text:p>7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Kolmogorov-Smirnov</text:p>
          </table:table-cell>
          <table:table-cell office:value-type="float" office:value="33.3333333333333">
            <text:p>33.3333333333</text:p>
          </table:table-cell>
          <table:table-cell office:value-type="float" office:value="53.3333333333333">
            <text:p>53.3333333333</text:p>
          </table:table-cell>
          <table:table-cell office:value-type="float" office:value="81">
            <text:p>81</text:p>
          </table:table-cell>
          <table:table-cell office:value-type="float" office:value="98.3333333333333">
            <text:p>98.3333333333</text:p>
          </table:table-cell>
          <table:table-cell office:value-type="float" office:value="92">
            <text:p>9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ubtractive Grouping</text:p>
          </table:table-cell>
          <table:table-cell office:value-type="float" office:value="19.2">
            <text:p>19.2</text:p>
          </table:table-cell>
          <table:table-cell office:value-type="float" office:value="23">
            <text:p>23</text:p>
          </table:table-cell>
          <table:table-cell office:value-type="float" office:value="52.8">
            <text:p>52.8</text:p>
          </table:table-cell>
          <table:table-cell office:value-type="float" office:value="75">
            <text:p>75</text:p>
          </table:table-cell>
          <table:table-cell office:value-type="float" office:value="99.6">
            <text:p>99.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K-Means</text:p>
          </table:table-cell>
          <table:table-cell office:value-type="float" office:value="39.5">
            <text:p>39.5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91.5">
            <text:p>91.5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@10dB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table:number-columns-spanned="5" table:number-rows-spanned="1">
            <text:p>Phase Rotation</text:p>
          </table:table-cell>
          <table:covered-table-cell table:number-columns-repeated="4"/>
          <table:table-cell table:number-columns-repeated="5"/>
        </table:table-row>
        <table:table-row table:style-name="ro2">
          <table:table-cell table:number-columns-repeated="2"/>
          <table:table-cell office:value-type="float" office:value="0">
            <text:p>0</text:p>
          </table:table-cell>
          <table:table-cell office:value-type="string">
            <text:p><text:span text:style-name="T1">π</text:span>/8</text:p>
          </table:table-cell>
          <table:table-cell office:value-type="string">
            <text:p><text:span text:style-name="T1">π</text:span>/4</text:p>
          </table:table-cell>
          <table:table-cell office:value-type="string">
            <text:p>3<text:span text:style-name="T1">π</text:span>/8</text:p>
          </table:table-cell>
          <table:table-cell office:value-type="string">
            <text:p><text:span text:style-name="T1">π</text:span>/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umulant</text:p>
          </table:table-cell>
          <table:table-cell office:value-type="float" office:value="75">
            <text:p>75</text:p>
          </table:table-cell>
          <table:table-cell office:value-type="float" office:value="74.75">
            <text:p>74.75</text:p>
          </table:table-cell>
          <table:table-cell office:value-type="float" office:value="73.5">
            <text:p>73.5</text:p>
          </table:table-cell>
          <table:table-cell office:value-type="float" office:value="72.5">
            <text:p>72.5</text:p>
          </table:table-cell>
          <table:table-cell office:value-type="float" office:value="72.25">
            <text:p>72.2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Kolmogorov-Smirnov</text:p>
          </table:table-cell>
          <table:table-cell office:value-type="float" office:value="81">
            <text:p>81</text:p>
          </table:table-cell>
          <table:table-cell office:value-type="float" office:value="33">
            <text:p>33</text:p>
          </table:table-cell>
          <table:table-cell office:value-type="float" office:value="33.6666666666667">
            <text:p>33.6666666667</text:p>
          </table:table-cell>
          <table:table-cell office:value-type="float" office:value="33">
            <text:p>33</text:p>
          </table:table-cell>
          <table:table-cell office:value-type="float" office:value="77.6666666666667">
            <text:p>77.666666666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ubtractive Grouping</text:p>
          </table:table-cell>
          <table:table-cell office:value-type="float" office:value="19.2">
            <text:p>19.2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22.25">
            <text:p>22.25</text:p>
          </table:table-cell>
          <table:table-cell office:value-type="float" office:value="60.75">
            <text:p>60.7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K-Means</text:p>
          </table:table-cell>
          <table:table-cell office:value-type="float" office:value="39.5">
            <text:p>39.5</text:p>
          </table:table-cell>
          <table:table-cell table:number-columns-repeated="2" office:value-type="float" office:value="24.75">
            <text:p>24.75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SNR = 3dB, Phase = 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/>
          <table:table-cell office:value-type="string">
            <text:p>Cumulant</text:p>
          </table:table-cell>
          <table:table-cell office:value-type="float" office:value="52">
            <text:p>52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</table:table-row>
        <table:table-row table:style-name="ro1">
          <table:table-cell/>
          <table:table-cell office:value-type="string">
            <text:p>Kolmogorov-Smirnov</text:p>
          </table:table-cell>
          <table:table-cell office:value-type="float" office:value="45.3333333333333">
            <text:p>45.3333333333</text:p>
          </table:table-cell>
          <table:table-cell office:value-type="float" office:value="50.6666666666667">
            <text:p>50.6666666667</text:p>
          </table:table-cell>
          <table:table-cell office:value-type="float" office:value="49.3333333333333">
            <text:p>49.3333333333</text:p>
          </table:table-cell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70.6666666666667">
            <text:p>70.6666666667</text:p>
          </table:table-cell>
          <table:table-cell table:number-columns-repeated="2" office:value-type="float" office:value="69.3333333333333">
            <text:p>69.3333333333</text:p>
          </table:table-cell>
          <table:table-cell office:value-type="float" office:value="70.6666666666667">
            <text:p>70.6666666667</text:p>
          </table:table-cell>
          <table:table-cell office:value-type="float" office:value="74.6666666666667">
            <text:p>74.6666666667</text:p>
          </table:table-cell>
        </table:table-row>
        <table:table-row table:style-name="ro1">
          <table:table-cell/>
          <table:table-cell office:value-type="string">
            <text:p>Subtractive Grouping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</table:table-row>
        <table:table-row table:style-name="ro1">
          <table:table-cell/>
          <table:table-cell office:value-type="string">
            <text:p>K-Means</text:p>
          </table:table-cell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table:number-columns-repeated="8" office:value-type="float" office:value="50">
            <text:p>50</text:p>
          </table:table-cell>
        </table:table-row>
      </table:table>
      <table:table table:name="Plots" table:style-name="ta1">
        <table:shapes>
          <draw:frame draw:z-index="0" draw:style-name="gr1" svg:width="6.2988in" svg:height="3.5429in" svg:x="0.0004in" svg:y="0.0004in">
            <draw:object draw:notify-on-update-of-ranges="Data.C5:Data.G5 Data.B6:Data.B6 Data.C6:Data.G6 Data.B7:Data.B7 Data.C7:Data.G7 Data.B8:Data.B8 Data.C8:Data.G8 Data.B9:Data.B9 Data.C9:Data.G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6.3425in" svg:y="0.0421in">
            <draw:object draw:notify-on-update-of-ranges="Data.C13:Data.G13 Data.B14:Data.B14 Data.C14:Data.G14 Data.B15:Data.B15 Data.C15:Data.G15 Data.B16:Data.B16 Data.C16:Data.G16 Data.B17:Data.B17 Data.C17:Data.G1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0.0976in" svg:y="3.5945in">
            <draw:object draw:notify-on-update-of-ranges="Data.C20:Data.L20 Data.B21:Data.B21 Data.C21:Data.L21 Data.B22:Data.B22 Data.C22:Data.L22 Data.B23:Data.B23 Data.C23:Data.L23 Data.B24:Data.B24 Data.C24:Data.L2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30">04/30/2012</text:date>, <text:time>08:1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ussef </meta:initial-creator>
    <meta:creation-date>2012-04-29T20:34:40</meta:creation-date>
    <dc:date>2012-04-30T08:18:13</dc:date>
    <dc:creator>Youssef </dc:creator>
    <meta:editing-duration>PT11H43M33S</meta:editing-duration>
    <meta:editing-cycles>2</meta:editing-cycles>
    <meta:generator>LibreOffice/3.4$Unix LibreOffice_project/340m1$Build-402</meta:generator>
    <meta:document-statistic meta:table-count="2" meta:cell-count="11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32cm" svg:y="0.316cm" chart:style-name="ch2">
          <text:p>Method Comparison</text:p>
        </chart:title>
        <chart:subtitle svg:x="6.25cm" svg:y="1.275cm" chart:style-name="ch3">
          <text:p>N = 100, Phase = 0</text:p>
        </chart:subtitle>
        <chart:legend chart:legend-position="end" svg:x="11.428cm" svg:y="3.454cm" style:legend-expansion="high" chart:style-name="ch4"/>
        <chart:plot-area chart:style-name="ch5" table:cell-range-address="Data.B5:Data.G9" chart:data-source-has-labels="both" svg:x="1.331cm" svg:y="2.318cm" svg:width="9.457cm" svg:height="5.521cm">
          <chartooo:coordinate-region svg:x="2.138cm" svg:y="2.517cm" svg:width="8.37cm" svg:height="4.675cm"/>
          <chart:axis chart:dimension="x" chart:name="primary-x" chart:style-name="ch6" chartooo:axis-type="auto">
            <chartooo:date-scale/>
            <chart:title svg:x="5.314cm" svg:y="8.019cm" chart:style-name="ch7">
              <text:p>SNR (dB)</text:p>
            </chart:title>
            <chart:categories table:cell-range-address="Data.C5:Data.G5"/>
          </chart:axis>
          <chart:axis chart:dimension="y" chart:name="primary-y" chart:style-name="ch6">
            <chart:title svg:x="0.451cm" svg:y="5.982cm" chart:style-name="ch8">
              <text:p>Percent (%)</text:p>
            </chart:title>
            <chart:grid chart:style-name="ch9" chart:class="major"/>
          </chart:axis>
          <chart:series chart:style-name="ch10" chart:values-cell-range-address="Data.C6:Data.G6" chart:label-cell-address="Data.B6:Data.B6" chart:class="chart:line">
            <chart:data-point chart:repeated="5"/>
          </chart:series>
          <chart:series chart:style-name="ch11" chart:values-cell-range-address="Data.C7:Data.G7" chart:label-cell-address="Data.B7:Data.B7" chart:class="chart:line">
            <chart:data-point chart:repeated="5"/>
          </chart:series>
          <chart:series chart:style-name="ch12" chart:values-cell-range-address="Data.C8:Data.G8" chart:label-cell-address="Data.B8:Data.B8" chart:class="chart:line">
            <chart:data-point chart:repeated="5"/>
          </chart:series>
          <chart:series chart:style-name="ch13" chart:values-cell-range-address="Data.C9:Data.G9" chart:label-cell-address="Data.B9:Data.B9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Data.C5:Data.G5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Cumulant</text:p>
                <draw:g>
                  <svg:desc>Data.B6:Data.B6</svg:desc>
                </draw:g>
              </table:table-cell>
              <table:table-cell office:value-type="float" office:value="42.35">
                <text:p>42.35</text:p>
                <draw:g>
                  <svg:desc>Data.C6:Data.G6</svg:desc>
                </draw:g>
              </table:table-cell>
              <table:table-cell office:value-type="float" office:value="57">
                <text:p>57</text:p>
              </table:table-cell>
              <table:table-cell office:value-type="float" office:value="75">
                <text:p>75</text:p>
              </table:table-cell>
              <table:table-cell office:value-type="float" office:value="74.25">
                <text:p>74.2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Kolmogorov-Smirnov</text:p>
                <draw:g>
                  <svg:desc>Data.B7:Data.B7</svg:desc>
                </draw:g>
              </table:table-cell>
              <table:table-cell office:value-type="float" office:value="33.3333333333333">
                <text:p>33.3333333333333</text:p>
                <draw:g>
                  <svg:desc>Data.C7:Data.G7</svg:desc>
                </draw:g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81">
                <text:p>81</text:p>
              </table:table-cell>
              <table:table-cell office:value-type="float" office:value="98.3333333333333">
                <text:p>98.333333333333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Subtractive Grouping</text:p>
                <draw:g>
                  <svg:desc>Data.B8:Data.B8</svg:desc>
                </draw:g>
              </table:table-cell>
              <table:table-cell office:value-type="float" office:value="19.2">
                <text:p>19.2</text:p>
                <draw:g>
                  <svg:desc>Data.C8:Data.G8</svg:desc>
                </draw:g>
              </table:table-cell>
              <table:table-cell office:value-type="float" office:value="23">
                <text:p>23</text:p>
              </table:table-cell>
              <table:table-cell office:value-type="float" office:value="52.8">
                <text:p>52.8</text:p>
              </table:table-cell>
              <table:table-cell office:value-type="float" office:value="75">
                <text:p>75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K-Means</text:p>
                <draw:g>
                  <svg:desc>Data.B9:Data.B9</svg:desc>
                </draw:g>
              </table:table-cell>
              <table:table-cell office:value-type="float" office:value="39.5">
                <text:p>39.5</text:p>
                <draw:g>
                  <svg:desc>Data.C9:Data.G9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57">
                <text:p>57</text:p>
              </table:table-cell>
              <table:table-cell office:value-type="float" office:value="91.5">
                <text:p>91.5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32cm" svg:y="0.316cm" chart:style-name="ch2">
          <text:p>Method Comparison</text:p>
        </chart:title>
        <chart:subtitle svg:x="6.038cm" svg:y="1.275cm" chart:style-name="ch3">
          <text:p>N = 100, SNR = 10dB</text:p>
        </chart:subtitle>
        <chart:legend chart:legend-position="end" svg:x="11.428cm" svg:y="3.454cm" style:legend-expansion="high" chart:style-name="ch4"/>
        <chart:plot-area chart:style-name="ch5" table:cell-range-address="Data.B13:Data.G17" chart:data-source-has-labels="both" svg:x="1.331cm" svg:y="2.318cm" svg:width="9.457cm" svg:height="5.521cm">
          <chartooo:coordinate-region svg:x="1.952cm" svg:y="2.517cm" svg:width="8.57cm" svg:height="4.675cm"/>
          <chart:axis chart:dimension="x" chart:name="primary-x" chart:style-name="ch6" chartooo:axis-type="auto">
            <chartooo:date-scale/>
            <chart:title svg:x="4.89cm" svg:y="8.019cm" chart:style-name="ch7">
              <text:p>Phase Rotation</text:p>
            </chart:title>
            <chart:categories table:cell-range-address="Data.C13:Data.G13"/>
          </chart:axis>
          <chart:axis chart:dimension="y" chart:name="primary-y" chart:style-name="ch6">
            <chart:title svg:x="0.451cm" svg:y="5.982cm" chart:style-name="ch8">
              <text:p>Percent (%)</text:p>
            </chart:title>
            <chart:grid chart:style-name="ch9" chart:class="major"/>
          </chart:axis>
          <chart:series chart:style-name="ch10" chart:values-cell-range-address="Data.C14:Data.G14" chart:label-cell-address="Data.B14:Data.B14" chart:class="chart:line">
            <chart:data-point chart:repeated="5"/>
          </chart:series>
          <chart:series chart:style-name="ch11" chart:values-cell-range-address="Data.C15:Data.G15" chart:label-cell-address="Data.B15:Data.B15" chart:class="chart:line">
            <chart:data-point chart:repeated="5"/>
          </chart:series>
          <chart:series chart:style-name="ch12" chart:values-cell-range-address="Data.C16:Data.G16" chart:label-cell-address="Data.B16:Data.B16" chart:class="chart:line">
            <chart:data-point chart:repeated="5"/>
          </chart:series>
          <chart:series chart:style-name="ch13" chart:values-cell-range-address="Data.C17:Data.G17" chart:label-cell-address="Data.B17:Data.B17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Data.C13:Data.G13</svg:desc>
                </draw:g>
              </table:table-cell>
              <table:table-cell office:value-type="string">
                <text:p>π/8</text:p>
              </table:table-cell>
              <table:table-cell office:value-type="string">
                <text:p>π/4</text:p>
              </table:table-cell>
              <table:table-cell office:value-type="string">
                <text:p>3π/8</text:p>
              </table:table-cell>
              <table:table-cell office:value-type="string">
                <text:p>π/2</text:p>
              </table:table-cell>
            </table:table-row>
          </table:table-header-rows>
          <table:table-rows>
            <table:table-row>
              <table:table-cell office:value-type="string">
                <text:p>Cumulant</text:p>
                <draw:g>
                  <svg:desc>Data.B14:Data.B14</svg:desc>
                </draw:g>
              </table:table-cell>
              <table:table-cell office:value-type="float" office:value="75">
                <text:p>75</text:p>
                <draw:g>
                  <svg:desc>Data.C14:Data.G14</svg:desc>
                </draw:g>
              </table:table-cell>
              <table:table-cell office:value-type="float" office:value="74.75">
                <text:p>74.75</text:p>
              </table:table-cell>
              <table:table-cell office:value-type="float" office:value="73.5">
                <text:p>73.5</text:p>
              </table:table-cell>
              <table:table-cell office:value-type="float" office:value="72.5">
                <text:p>72.5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Kolmogorov-Smirnov</text:p>
                <draw:g>
                  <svg:desc>Data.B15:Data.B15</svg:desc>
                </draw:g>
              </table:table-cell>
              <table:table-cell office:value-type="float" office:value="81">
                <text:p>81</text:p>
                <draw:g>
                  <svg:desc>Data.C15:Data.G15</svg:desc>
                </draw:g>
              </table:table-cell>
              <table:table-cell office:value-type="float" office:value="33">
                <text:p>33</text:p>
              </table:table-cell>
              <table:table-cell office:value-type="float" office:value="33.6666666666667">
                <text:p>33.6666666666667</text:p>
              </table:table-cell>
              <table:table-cell office:value-type="float" office:value="33">
                <text:p>33</text:p>
              </table:table-cell>
              <table:table-cell office:value-type="float" office:value="77.6666666666667">
                <text:p>77.6666666666667</text:p>
              </table:table-cell>
            </table:table-row>
            <table:table-row>
              <table:table-cell office:value-type="string">
                <text:p>Subtractive Grouping</text:p>
                <draw:g>
                  <svg:desc>Data.B16:Data.B16</svg:desc>
                </draw:g>
              </table:table-cell>
              <table:table-cell office:value-type="float" office:value="19.2">
                <text:p>19.2</text:p>
                <draw:g>
                  <svg:desc>Data.C16:Data.G16</svg:desc>
                </draw:g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2.25">
                <text:p>22.25</text:p>
              </table:table-cell>
              <table:table-cell office:value-type="float" office:value="60.75">
                <text:p>60.75</text:p>
              </table:table-cell>
            </table:table-row>
            <table:table-row>
              <table:table-cell office:value-type="string">
                <text:p>K-Means</text:p>
                <draw:g>
                  <svg:desc>Data.B17:Data.B17</svg:desc>
                </draw:g>
              </table:table-cell>
              <table:table-cell office:value-type="float" office:value="39.5">
                <text:p>39.5</text:p>
                <draw:g>
                  <svg:desc>Data.C17:Data.G17</svg:desc>
                </draw:g>
              </table:table-cell>
              <table:table-cell office:value-type="float" office:value="24.75">
                <text:p>24.75</text:p>
              </table:table-cell>
              <table:table-cell office:value-type="float" office:value="24.75">
                <text:p>24.75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32cm" svg:y="0.316cm" chart:style-name="ch2">
          <text:p>Method Comparison</text:p>
        </chart:title>
        <chart:subtitle svg:x="5.945cm" svg:y="1.275cm" chart:style-name="ch3">
          <text:p>SNR = 3dB, Phase = 0</text:p>
        </chart:subtitle>
        <chart:legend chart:legend-position="end" svg:x="11.428cm" svg:y="3.454cm" style:legend-expansion="high" chart:style-name="ch4"/>
        <chart:plot-area chart:style-name="ch5" table:cell-range-address="Data.B20:Data.L24" chart:data-source-has-labels="both" svg:x="1.331cm" svg:y="2.318cm" svg:width="9.457cm" svg:height="5.521cm">
          <chartooo:coordinate-region svg:x="2.138cm" svg:y="2.517cm" svg:width="8.278cm" svg:height="4.675cm"/>
          <chart:axis chart:dimension="x" chart:name="primary-x" chart:style-name="ch6" chartooo:axis-type="auto">
            <chartooo:date-scale/>
            <chart:title svg:x="4.851cm" svg:y="8.019cm" chart:style-name="ch7">
              <text:p># of Input Points</text:p>
            </chart:title>
            <chart:categories table:cell-range-address="Data.C20:Data.L20"/>
          </chart:axis>
          <chart:axis chart:dimension="y" chart:name="primary-y" chart:style-name="ch8">
            <chart:title svg:x="0.451cm" svg:y="5.982cm" chart:style-name="ch9">
              <text:p>Percent (%)</text:p>
            </chart:title>
            <chart:grid chart:style-name="ch10" chart:class="major"/>
          </chart:axis>
          <chart:series chart:style-name="ch11" chart:values-cell-range-address="Data.C21:Data.L21" chart:label-cell-address="Data.B21:Data.B21" chart:class="chart:line">
            <chart:data-point chart:repeated="10"/>
          </chart:series>
          <chart:series chart:style-name="ch12" chart:values-cell-range-address="Data.C22:Data.L22" chart:label-cell-address="Data.B22:Data.B22" chart:class="chart:line">
            <chart:data-point chart:repeated="10"/>
          </chart:series>
          <chart:series chart:style-name="ch13" chart:values-cell-range-address="Data.C23:Data.L23" chart:label-cell-address="Data.B23:Data.B23" chart:class="chart:line">
            <chart:data-point chart:repeated="10"/>
          </chart:series>
          <chart:series chart:style-name="ch14" chart:values-cell-range-address="Data.C24:Data.L24" chart:label-cell-address="Data.B24:Data.B24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Data.C20:Data.L20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  <table:table-cell office:value-type="float" office:value="900">
                <text:p>900</text:p>
              </table:table-cell>
              <table:table-cell office:value-type="float" office:value="1000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Cumulant</text:p>
                <draw:g>
                  <svg:desc>Data.B21:Data.B21</svg:desc>
                </draw:g>
              </table:table-cell>
              <table:table-cell office:value-type="float" office:value="52">
                <text:p>52</text:p>
                <draw:g>
                  <svg:desc>Data.C21:Data.L21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Kolmogorov-Smirnov</text:p>
                <draw:g>
                  <svg:desc>Data.B22:Data.B22</svg:desc>
                </draw:g>
              </table:table-cell>
              <table:table-cell office:value-type="float" office:value="45.3333333333333">
                <text:p>45.3333333333333</text:p>
                <draw:g>
                  <svg:desc>Data.C22:Data.L22</svg:desc>
                </draw:g>
              </table:table-cell>
              <table:table-cell office:value-type="float" office:value="50.6666666666667">
                <text:p>50.6666666666667</text:p>
              </table:table-cell>
              <table:table-cell office:value-type="float" office:value="49.3333333333333">
                <text:p>49.3333333333333</text:p>
              </table:table-cell>
              <table:table-cell office:value-type="float" office:value="60">
                <text:p>60</text:p>
              </table:table-cell>
              <table:table-cell office:value-type="float" office:value="68">
                <text:p>68</text:p>
              </table:table-cell>
              <table:table-cell office:value-type="float" office:value="70.6666666666667">
                <text:p>70.6666666666667</text:p>
              </table:table-cell>
              <table:table-cell office:value-type="float" office:value="69.3333333333333">
                <text:p>69.3333333333333</text:p>
              </table:table-cell>
              <table:table-cell office:value-type="float" office:value="69.3333333333333">
                <text:p>69.3333333333333</text:p>
              </table:table-cell>
              <table:table-cell office:value-type="float" office:value="70.6666666666667">
                <text:p>70.6666666666667</text:p>
              </table:table-cell>
              <table:table-cell office:value-type="float" office:value="74.6666666666667">
                <text:p>74.6666666666667</text:p>
              </table:table-cell>
            </table:table-row>
            <table:table-row>
              <table:table-cell office:value-type="string">
                <text:p>Subtractive Grouping</text:p>
                <draw:g>
                  <svg:desc>Data.B23:Data.B23</svg:desc>
                </draw:g>
              </table:table-cell>
              <table:table-cell office:value-type="float" office:value="27">
                <text:p>27</text:p>
                <draw:g>
                  <svg:desc>Data.C23:Data.L23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K-Means</text:p>
                <draw:g>
                  <svg:desc>Data.B24:Data.B24</svg:desc>
                </draw:g>
              </table:table-cell>
              <table:table-cell office:value-type="float" office:value="52">
                <text:p>52</text:p>
                <draw:g>
                  <svg:desc>Data.C24:Data.L24</svg:desc>
                </draw:g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